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d82a" officeooo:paragraph-rsid="001dd82a"/>
    </style:style>
    <style:style style:name="P2" style:family="paragraph" style:parent-style-name="Standard">
      <style:text-properties fo:font-size="22pt" officeooo:rsid="001dd82a" officeooo:paragraph-rsid="001dd82a" fo:background-color="#ff7b59" style:font-size-asian="22pt" style:font-size-complex="22pt"/>
    </style:style>
    <style:style style:name="P3" style:family="paragraph" style:parent-style-name="Standard">
      <style:text-properties fo:font-size="14pt" officeooo:rsid="001dd82a" officeooo:paragraph-rsid="001dd82a" style:font-size-asian="14pt" style:font-size-complex="14pt"/>
    </style:style>
    <style:style style:name="P4" style:family="paragraph" style:parent-style-name="Standard">
      <style:text-properties fo:font-size="14pt" officeooo:rsid="001dd82a" officeooo:paragraph-rsid="001dd82a" style:font-size-asian="14pt" style:font-size-complex="14pt"/>
    </style:style>
    <style:style style:name="P5" style:family="paragraph" style:parent-style-name="Standard">
      <style:text-properties fo:font-size="14pt" officeooo:rsid="001fd1c6" officeooo:paragraph-rsid="001fd1c6" style:font-size-asian="14pt" style:font-size-complex="14pt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1fd1c6"/>
    </style:style>
    <style:style style:name="T3" style:family="text">
      <style:text-properties officeooo:rsid="001fd1c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SSIGHNMENT 2</text:p>
      <text:p text:style-name="P1"/>
      <text:p text:style-name="P3">1) Which field of the custemers table is the primary key?</text:p>
      <text:p text:style-name="P3">Ans-- cnum <text:span text:style-name="T3">field is primary key of customer table.</text:span></text:p>
      <text:p text:style-name="P3"/>
      <text:p text:style-name="P3"/>
      <text:p text:style-name="P3"/>
      <text:p text:style-name="P3">2)What is the 4<text:span text:style-name="T1">th</text:span> column of the customers table?</text:p>
      <text:p text:style-name="P3">ans—<text:span text:style-name="T3">Rating is the 4</text:span><text:span text:style-name="T2">th</text:span><text:span text:style-name="T3"> column of customer table.</text:span></text:p>
      <text:p text:style-name="P3"/>
      <text:p text:style-name="P3"/>
      <text:p text:style-name="P3"/>
      <text:p text:style-name="P3">3)What is another word for row? For column</text:p>
      <text:p text:style-name="P3">ans-- <text:s/>another woed for row is <text:span text:style-name="T3">tuple/entity</text:span></text:p>
      <text:p text:style-name="P3"><text:s text:c="10"/>another word for column is attribute</text:p>
      <text:p text:style-name="P3"/>
      <text:p text:style-name="P3"/>
      <text:p text:style-name="P3"/>
      <text:p text:style-name="P3">4) Why isn’t it possible to see the first five rows of a table?</text:p>
      <text:p text:style-name="P5">Ans-- In database hard disk rows are scattered , selection of row depends upon address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22:20:59.093731555</meta:creation-date>
    <meta:generator>LibreOffice/7.3.7.2$Linux_X86_64 LibreOffice_project/30$Build-2</meta:generator>
    <dc:date>2023-09-14T14:18:17.783095663</dc:date>
    <meta:editing-duration>PT38M11S</meta:editing-duration>
    <meta:editing-cycles>3</meta:editing-cycles>
    <meta:document-statistic meta:table-count="0" meta:image-count="0" meta:object-count="0" meta:page-count="1" meta:paragraph-count="10" meta:word-count="90" meta:character-count="496" meta:non-whitespace-character-count="406"/>
  </office:meta>
</office:document-meta>
</file>